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Education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Experience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a mission-critical system</text:p>
        </text:list-item>
        <text:list-item>
          <text:p text:style-name="P1">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</text:p>
        </text:list-item>
        <text:list-item>
          <text:p text:style-name="P2">Matspen unit: SAP ERP BI/BW and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Assistant teacher in Linear Algebra, C++, WAN and File Systems</text:p>
        </text:list-item>
      </text:list>
      <text:h text:style-name="Heading_20_2" text:outline-level="2">Honors</text:h>
      <text:list text:style-name="L4">
        <text:list-item>
          <text:p text:style-name="P4">Graduated with honors.</text:p>
        </text:list-item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</text:list>
      <text:h text:style-name="Heading_20_2" text:outline-level="2">Technology Skills</text:h>
      <text:p text:style-name="First_20_paragraph"><text:span text:style-name="T1">Main language</text:span>: Java 8 (Spring Boot, Tomcat, JPA).</text:p>
      <text:p text:style-name="Text_20_body"><text:span text:style-name="T1">Additional languages</text:span>: Bash, C#.NET, C/C++, HTML/CSS, JavaScript/Node/Typescript, PHP, Python, PL/SQL.</text:p>
      <text:p text:style-name="Text_20_body"><text:span text:style-name="T1">Tools</text:span>:</text:p>
      <text:p text:style-name="Text_20_body">IDEs: Eclipse, IntelliJ IDEA, Visual Studio, Visual Studio Code Version Control Systems: Git Build tools: Gradle, Maven, Ivy, Ant, Jenkins CI, Docker, Atlassian Bamboo, Bamboo, Red Hat Openshift Microsoft Office: Excel, Outlook, Powerpoint, Word, Visio, w/ VBA Macros Other tools: MATLAB, PL/SQL Developer, Wireshark, JUnit</text:p>
      <text:p text:style-name="Text_20_body"><text:span text:style-name="T1">Skills and knowledge</text:span>: Knowledge in engineering processes and terminology, web development (client- and server-side), electronics, statistics, embedded systems, network security and management, cryptography, LAN/MAN/WAN networks, TCP-IP protocol stack, cellular networks, experience with Windows and GNU/Linux operating systems, CI/CD, scripting and automation.</text:p>
      <text:h text:style-name="Heading_20_2" text:outline-level="2">Languages</text:h>
      <text:p text:style-name="First_20_paragraph">English: fluent (IELTS band 8.5/9)</text:p>
      <text:p text:style-name="Text_20_body">Hebrew: fluent</text:p>
      <text:p text:style-name="Text_20_body">French: mother tongue (TEF Level C2)</text:p>
      <text:h text:style-name="Heading_20_2" text:outline-level="2">Project management (in the frame of studies)</text:h>
      <text:list text:style-name="L5">
        <text:list-item>
          <text:p text:style-name="P5"><text:span text:style-name="T1">Graduation project</text:span>: a physical-layer, unconditionally secure cryptosystem, based on the one-time pad, which also implements stenography, including a prototype running on Arduino Due boards. Patented as <text:a xlink:type="simple" xlink:href="https://patents.google.com/patent/WO2015097312A1" office:name=""><text:span text:style-name="Definition">https://patents.google.com/patent/WO2015097312A1</text:span></text:a> and sold. Grade: <text:span text:style-name="T1">99/100</text:span>.</text:p>
        </text:list-item>
        <text:list-item>
          <text:p text:style-name="P5">Project in Windows Systems Programming (C#.NET, WCF, WPF, ASP.NET). Grade: 100.</text:p>
        </text:list-item>
        <text:list-item>
          <text:p text:style-name="P5">Project in File Management Systems (layered architecture, Windows Forms, Managed C++). Grade: 100.</text:p>
        </text:list-item>
        <text:list-item>
          <text:p text:style-name="P5">Project in Java (MVC, JPA/Derby, Swing GUI, Webservices, C# Client, JSP). Grade: 100.</text:p>
        </text:list-item>
        <text:list-item>
          <text:p text:style-name="P5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